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2.32mm"/>
    </style:style>
    <style:style style:name="co3" style:family="table-column">
      <style:table-column-properties fo:break-before="auto" style:column-width="31.24mm"/>
    </style:style>
    <style:style style:name="co4" style:family="table-column">
      <style:table-column-properties fo:break-before="auto" style:column-width="149.82mm"/>
    </style:style>
    <style:style style:name="co5" style:family="table-column">
      <style:table-column-properties fo:break-before="auto" style:column-width="74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false"/>
    </style:style>
    <style:style style:name="ro3" style:family="table-row">
      <style:table-row-properties style:row-height="18.77mm" fo:break-before="auto" style:use-optimal-row-height="false"/>
    </style:style>
    <style:style style:name="ro4" style:family="table-row">
      <style:table-row-properties style:row-height="16.39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ro7" style:family="table-row">
      <style:table-row-properties style:row-height="24.22mm" fo:break-before="auto" style:use-optimal-row-height="true"/>
    </style:style>
    <style:style style:name="ro8" style:family="table-row">
      <style:table-row-properties style:row-height="28.29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16.32mm" fo:break-before="auto" style:use-optimal-row-height="true"/>
    </style:style>
    <style:style style:name="ro11" style:family="table-row">
      <style:table-row-properties style:row-height="24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00" fo:wrap-option="wrap" style:vertical-align="top"/>
    </style:style>
    <style:style style:name="ce6" style:family="table-cell" style:parent-style-name="Default">
      <style:table-cell-properties fo:background-color="#ccff00" fo:wrap-option="wrap"/>
    </style:style>
    <style:style style:name="ce7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ff00" style:vertical-align="top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Default"/>
        <table:table-column table:style-name="co1" table:number-columns-repeated="4" table:default-cell-style-name="ce1"/>
        <table:table-row table:style-name="ro1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3">
          <table:table-cell table:style-name="Default" table:number-columns-repeated="3"/>
          <table:table-cell table:style-name="ce4" office:value-type="string" calcext:value-type="string">
            <text:p>Recon Sniper</text:p>
            <text:p><text:span text:style-name="T1">Long range recon, sniper oriented skills</text:span></text:p>
          </table:table-cell>
          <table:table-cell table:style-name="ce4"/>
          <table:table-cell table:style-name="ce4" office:value-type="string" calcext:value-type="string">
            <text:p>Force Recon</text:p>
            <text:p><text:span text:style-name="T1">Short range operator, brawler oriented skills</text:span></text:p>
          </table:table-cell>
          <table:table-cell/>
          <table:table-cell table:style-name="Default" table:number-columns-repeated="4"/>
        </table:table-row>
        <table:table-row table:style-name="ro4">
          <table:table-cell table:number-columns-repeated="3"/>
          <table:table-cell table:style-name="ce1"/>
          <table:table-cell table:style-name="ce4" office:value-type="string" calcext:value-type="string">
            <text:p>Squaddie</text:p>
          </table:table-cell>
          <table:table-cell table:style-name="ce8" office:value-type="string" calcext:value-type="string">
            <text:p>Gains:</text:p>
            <text:p>- Pistol</text:p>
            <text:p>- Light feet (mobility +4, smaller detection radius)</text:p>
            <text:p>- Remains concealed when the rest of the squad gets revealed by normal actions</text:p>
          </table:table-cell>
          <table:table-cell table:style-name="ce1"/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Marksman (gains the ability to fire at 1.5 the normal rifle range and fire the Marksman Rifle without penalty after moving)</text:p>
          </table:table-cell>
          <table:table-cell table:style-name="ce7" office:value-type="string" calcext:value-type="string">
            <text:p>Corporal</text:p>
          </table:table-cell>
          <table:table-cell table:style-name="ce5" office:value-type="string" calcext:value-type="string">
            <text:p>Situational Awareness (if triggers an enemy spawn, is granted a free immediate reaction fire, passive skill)</text:p>
          </table:table-cell>
          <table:table-cell table:style-name="ce1"/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Mark Targets (All enemies in a small cone get marked for extra squad accuracy, does not reveal the operator if still ghosted)</text:p>
          </table:table-cell>
          <table:table-cell table:style-name="ce7" office:value-type="string" calcext:value-type="string">
            <text:p>Sergeant</text:p>
          </table:table-cell>
          <table:table-cell table:style-name="ce5" office:value-type="string" calcext:value-type="string">
            <text:p>Speculative Fire (fire at suspected enemy positions to reveal/trigger the enemy pod, X turn cooldown). Can fire through obstacles if packing AP ammo.</text:p>
          </table:table-cell>
          <table:table-cell table:style-name="ce1"/>
          <table:table-cell table:number-columns-repeated="4"/>
        </table:table-row>
        <table:table-row table:style-name="ro6">
          <table:table-cell table:number-columns-repeated="3"/>
          <table:table-cell table:style-name="ce5" office:value-type="string" calcext:value-type="string">
            <text:p>Concealed Shot (Fires a shot without revealing the operator, X turn cooldown)</text:p>
          </table:table-cell>
          <table:table-cell table:style-name="ce7" office:value-type="string" calcext:value-type="string">
            <text:p>Lieutenant</text:p>
          </table:table-cell>
          <table:table-cell table:style-name="ce5" office:value-type="string" calcext:value-type="string">
            <text:p>Shooter (a standard shot at the beginning of the turn does not end the turn)</text:p>
          </table:table-cell>
          <table:table-cell table:style-name="ce2" office:value-type="string" calcext:value-type="string">
            <text:p>Should this be an active ability with cooldown? Is this too powerful?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Pinpoint accuracy (Fires a shot ignoring 50% of cover bonus at short to medium ranges, X turn cooldown)</text:p>
          </table:table-cell>
          <table:table-cell table:style-name="ce7" office:value-type="string" calcext:value-type="string">
            <text:p>Captain</text:p>
          </table:table-cell>
          <table:table-cell office:value-type="string" calcext:value-type="string">
            <text:p>Return Fire (when activated, returns fire at any enemy that fires upon this soldier during the next enemy turn, if hit immediately hunkers down, X turn cooldown). Does not use an action point (like Gun&amp;Run).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6" office:value-type="string" calcext:value-type="string">
            <text:p>Double Shot (fires twice at the same target, X turn cooldown)</text:p>
          </table:table-cell>
          <table:table-cell table:style-name="ce7" office:value-type="string" calcext:value-type="string">
            <text:p>Major</text:p>
          </table:table-cell>
          <table:table-cell office:value-type="string" calcext:value-type="string">
            <text:p>Bring em on: Adds +1 damage per 2 enemies in squad’s sight to weapon damage. (2 = +1, 4 = +2, 6 = +3)</text:p>
          </table:table-cell>
          <table:table-cell table:number-columns-repeated="5"/>
        </table:table-row>
        <table:table-row table:style-name="ro7">
          <table:table-cell table:number-columns-repeated="3"/>
          <table:table-cell table:style-name="ce2" office:value-type="string" calcext:value-type="string">
            <text:p>Extreme Prejudice (enhanced overwatch, empties the clip focusing fire at a single target until it dies or runs out of ammo, then switches to the next target. Each consecutive shot drops the accuracy by 10%. Marksman 1.5 range applies). Requires Marksman rifle or regular rifle to be equipped.</text:p>
          </table:table-cell>
          <table:table-cell table:style-name="ce7" office:value-type="string" calcext:value-type="string">
            <text:p>Colonel</text:p>
          </table:table-cell>
          <table:table-cell office:value-type="string" calcext:value-type="string">
            <text:p>Survivor (gains ability to self heal without a medikit once per mission, adds 2 points of armor, aka reinforced flak jacket)</text:p>
          </table:table-cell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2" table:number-columns-repeated="2"/>
          <table:table-cell/>
          <table:table-cell table:style-name="ce1"/>
          <table:table-cell table:number-columns-repeated="4"/>
        </table:table-row>
        <table:table-row table:style-name="ro8">
          <table:table-cell table:number-columns-repeated="3"/>
          <table:table-cell table:style-name="ce5" office:value-type="string" calcext:value-type="string">
            <text:p>Marksman rifle: more accurate version of the assault rifle with a smaller magazine. Can be equipped by other classes but limitations apply: gets an accuracy penalty after moving and standard rifle range, with the exception of sniper class – snipers can use it the same way as a marksman, but it has less damage than a sniper rifle but doesn’t get close range penalty like sniper rifle does.</text:p>
          </table:table-cell>
          <table:table-cell table:style-name="ce2"/>
          <table:table-cell table:style-name="ce5" office:value-type="string" calcext:value-type="string">
            <text:p>Carbine: lower accuracy at long ranges, higher at medium and shorter ranges.</text:p>
          </table:table-cell>
          <table:table-cell table:style-name="ce1"/>
          <table:table-cell table:number-columns-repeated="4"/>
        </table:table-row>
        <table:table-row table:style-name="ro1" table:number-rows-repeated="5">
          <table:table-cell table:number-columns-repeated="3"/>
          <table:table-cell table:style-name="ce2" table:number-columns-repeated="2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ce7" office:value-type="string" calcext:value-type="string">
            <text:p>Possible skills</text:p>
          </table:table-cell>
          <table:table-cell table:style-name="ce7"/>
          <table:table-cell table:style-name="ce7" office:value-type="string" calcext:value-type="string">
            <text:p>Possible skills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4"/>
          <table:table-cell office:value-type="string" calcext:value-type="string">
            <text:p>Situational Awareness (if triggers an enemy spawn, is granted a free immediate reaction fire)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Sneak Shot (Fires a shot without revealing the operator)</text:p>
          </table:table-cell>
          <table:table-cell table:style-name="ce2"/>
          <table:table-cell office:value-type="string" calcext:value-type="string">
            <text:p>Speculative Fire (fire at suspected enemy positions to reveal/trigger the enemy)</text:p>
          </table:table-cell>
          <table:table-cell table:style-name="ce1"/>
          <table:table-cell table:number-columns-repeated="4"/>
        </table:table-row>
        <table:table-row table:style-name="ro9">
          <table:table-cell/>
          <table:table-cell table:style-name="ce2" table:number-columns-repeated="2"/>
          <table:table-cell table:style-name="ce2" office:value-type="string" calcext:value-type="string">
            <text:p>Pinpoint accuracy (Fires a shot ignoring 50% of cover bonus at short to medium ranges)</text:p>
          </table:table-cell>
          <table:table-cell table:style-name="ce2"/>
          <table:table-cell office:value-type="string" calcext:value-type="string">
            <text:p>Fighting Spirit (gain extra move next turn if takes a hit)</text:p>
          </table:table-cell>
          <table:table-cell table:style-name="ce1"/>
          <table:table-cell table:number-columns-repeated="4"/>
        </table:table-row>
        <table:table-row table:style-name="ro9">
          <table:table-cell/>
          <table:table-cell table:style-name="ce2" table:number-columns-repeated="2"/>
          <table:table-cell table:style-name="ce2" office:value-type="string" calcext:value-type="string">
            <text:p>Mark Targets (All enemies in a small cone get marked for extra squad accuracy)</text:p>
          </table:table-cell>
          <table:table-cell table:style-name="ce2"/>
          <table:table-cell office:value-type="string" calcext:value-type="string">
            <text:p>Lone Wolf (gains ability to self heal without a medikit once per mission)</text:p>
          </table:table-cell>
          <table:table-cell table:style-name="ce1"/>
          <table:table-cell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Double Shot (fires twice at the same target)</text:p>
          </table:table-cell>
          <table:table-cell office:value-type="string" calcext:value-type="string">
            <text:p>Free reload</text:p>
          </table:table-cell>
          <table:table-cell table:style-name="ce3" office:value-type="string" calcext:value-type="string">
            <text:p>Relocation (gains ability to relocate after taking a shot, aka bonus move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table:style-name="ce3" office:value-type="string" calcext:value-type="string">
            <text:p>Return Fire (when enabled, returns fire, if hit immediately hunkers down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table:style-name="ce3" office:value-type="string" calcext:value-type="string">
            <text:p>Firing a standard shot at the beginning of the turn does not end the unit’s turn.</text:p>
          </table:table-cell>
          <table:table-cell/>
          <table:table-cell table:style-name="Default" table:number-columns-repeated="4"/>
        </table:table-row>
        <table:table-row table:style-name="ro1" table:number-rows-repeated="2">
          <table:table-cell table:style-name="Default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Default" table:number-columns-repeated="4"/>
        </table:table-row>
        <table:table-row table:style-name="ro10">
          <table:table-cell table:style-name="Default"/>
          <table:table-cell table:style-name="ce3" table:number-columns-repeated="2"/>
          <table:table-cell office:value-type="string" calcext:value-type="string">
            <text:p>If target has low cover bonus (XlocalizedData.default.TargetLowCover, LOW_COVER_BONUS), add a modifier? To X2AbilityToHitCalc_StandardAim</text:p>
          </table:table-cell>
          <table:table-cell/>
          <table:table-cell table:style-name="ce3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XcomGameState_Ability GetShotBreakdown</text:p>
          </table:table-cell>
          <table:table-cell/>
          <table:table-cell table:style-name="ce3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X2AbilityToHitCalc___ GetHitChance</text:p>
          </table:table-cell>
          <table:table-cell/>
          <table:table-cell table:style-name="ce3"/>
          <table:table-cell/>
          <table:table-cell table:style-name="Default" table:number-columns-repeated="4"/>
        </table:table-row>
        <table:table-row table:style-name="ro1" table:number-rows-repeated="4">
          <table:table-cell table:style-name="Default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Default" table:number-columns-repeated="4"/>
        </table:table-row>
      </table:table>
      <table:table table:name="Sheet1_2" table:style-name="ta1">
        <table:table-column table:style-name="co1" table:number-columns-repeated="3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1" table:number-columns-repeated="4" table:default-cell-style-name="ce1"/>
        <table:table-row table:style-name="ro1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3">
          <table:table-cell table:style-name="Default" table:number-columns-repeated="3"/>
          <table:table-cell table:style-name="ce4" office:value-type="string" calcext:value-type="string">
            <text:p>Recon Sniper</text:p>
            <text:p><text:span text:style-name="T1">Long range recon, sniper oriented skills</text:span></text:p>
          </table:table-cell>
          <table:table-cell table:style-name="ce4"/>
          <table:table-cell table:style-name="ce4" office:value-type="string" calcext:value-type="string">
            <text:p>Force Recon</text:p>
            <text:p><text:span text:style-name="T1">Short range operator, brawler oriented skills</text:span></text:p>
          </table:table-cell>
          <table:table-cell/>
          <table:table-cell table:style-name="Default" table:number-columns-repeated="4"/>
        </table:table-row>
        <table:table-row table:style-name="ro4">
          <table:table-cell table:number-columns-repeated="3"/>
          <table:table-cell table:style-name="ce8"/>
          <table:table-cell table:style-name="ce4" office:value-type="string" calcext:value-type="string">
            <text:p>Squaddie</text:p>
          </table:table-cell>
          <table:table-cell table:style-name="ce8" office:value-type="string" calcext:value-type="string">
            <text:p>Gains:</text:p>
            <text:p>- Pistol</text:p>
            <text:p>- Light feet (mobility +4, smaller detection radius)</text:p>
            <text:p>- Remains concealed when the rest of the squad gets revealed by normal actions</text:p>
          </table:table-cell>
          <table:table-cell table:style-name="ce1"/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Marksman (gains the ability to fire at 1.5 the normal rifle range and fire the Marksman Rifle without penalty after moving)</text:p>
          </table:table-cell>
          <table:table-cell table:style-name="ce7" office:value-type="string" calcext:value-type="string">
            <text:p>Corporal</text:p>
          </table:table-cell>
          <table:table-cell table:style-name="ce5" office:value-type="string" calcext:value-type="string">
            <text:p>Shooter (a standard shot at the beginning of the turn does not end the turn)</text:p>
          </table:table-cell>
          <table:table-cell table:number-columns-repeated="5"/>
        </table:table-row>
        <table:table-row table:style-name="ro5">
          <table:table-cell table:number-columns-repeated="3"/>
          <table:table-cell table:style-name="ce5" office:value-type="string" calcext:value-type="string">
            <text:p>Mark Targets (All enemies in a small cone get marked for extra squad accuracy, does not reveal the operator if still ghosted)</text:p>
          </table:table-cell>
          <table:table-cell table:style-name="ce7" office:value-type="string" calcext:value-type="string">
            <text:p>Sergeant</text:p>
          </table:table-cell>
          <table:table-cell table:style-name="ce5" office:value-type="string" calcext:value-type="string">
            <text:p>Situational Awareness (if triggers an enemy spawn, is granted a free immediate reaction fire, passive skill)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5" office:value-type="string" calcext:value-type="string">
            <text:p>Concealed Shot (Fires a shot without revealing the operator, X turn cooldown)</text:p>
          </table:table-cell>
          <table:table-cell table:style-name="ce7" office:value-type="string" calcext:value-type="string">
            <text:p>Lieutenant</text:p>
          </table:table-cell>
          <table:table-cell table:style-name="ce5" office:value-type="string" calcext:value-type="string">
            <text:p>Speculative Fire (fire at suspected enemy positions to reveal/trigger the enemy pod, X turn cooldown). Can fire through obstacles if packing AP ammo.</text:p>
          </table:table-cell>
          <table:table-cell table:style-name="ce2" office:value-type="string" calcext:value-type="string">
            <text:p>Should this be an active ability with cooldown? Is this too powerful?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Pinpoint accuracy (Fires a shot ignoring 50% of cover bonus at short to medium ranges, X turn cooldown)</text:p>
          </table:table-cell>
          <table:table-cell table:style-name="ce7" office:value-type="string" calcext:value-type="string">
            <text:p>Captain</text:p>
          </table:table-cell>
          <table:table-cell table:style-name="ce5" office:value-type="string" calcext:value-type="string">
            <text:p>Return Fire (when activated, returns fire at any enemy that fires upon this soldier during the next enemy turn, if hit immediately hunkers down, X turn cooldown). Does not use an action point (like Gun&amp;Run).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6" office:value-type="string" calcext:value-type="string">
            <text:p>Double Shot (fires twice at the same target, X turn cooldown)</text:p>
          </table:table-cell>
          <table:table-cell table:style-name="ce7" office:value-type="string" calcext:value-type="string">
            <text:p>Major</text:p>
          </table:table-cell>
          <table:table-cell table:style-name="ce5" office:value-type="string" calcext:value-type="string">
            <text:p>Bring em on: Adds +1 damage per 2 enemies in squad’s sight to weapon damage. (2 = +1, 4 = +2, 6 = +3)</text:p>
          </table:table-cell>
          <table:table-cell table:number-columns-repeated="5"/>
        </table:table-row>
        <table:table-row table:style-name="ro11">
          <table:table-cell table:number-columns-repeated="3"/>
          <table:table-cell table:style-name="ce5" office:value-type="string" calcext:value-type="string">
            <text:p>Extreme Prejudice (enhanced overwatch, empties the clip focusing fire at a single target until it dies or runs out of ammo, then switches to the next target. Each consecutive shot drops the accuracy by 10%. Marksman 1.5 range applies). Requires Marksman rifle or regular rifle to be equipped.</text:p>
          </table:table-cell>
          <table:table-cell table:style-name="ce7" office:value-type="string" calcext:value-type="string">
            <text:p>Colonel</text:p>
          </table:table-cell>
          <table:table-cell table:style-name="ce5" office:value-type="string" calcext:value-type="string">
            <text:p>Survivor (gains ability to self heal without a medikit once per mission, adds 2 points of armor, aka reinforced flak jacket)</text:p>
          </table:table-cell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2" table:number-columns-repeated="3"/>
          <table:table-cell table:style-name="ce1"/>
          <table:table-cell table:number-columns-repeated="4"/>
        </table:table-row>
        <table:table-row table:style-name="ro8">
          <table:table-cell table:number-columns-repeated="3"/>
          <table:table-cell table:style-name="ce5" office:value-type="string" calcext:value-type="string">
            <text:p>Marksman rifle: more accurate version of the assault rifle with a smaller magazine. Can be equipped by other classes but limitations apply: gets an accuracy penalty after moving and standard rifle range, with the exception of sniper class – snipers can use it the same way as a marksman, but it has less damage than a sniper rifle but doesn’t get close range penalty like sniper rifle does.</text:p>
          </table:table-cell>
          <table:table-cell table:style-name="ce2"/>
          <table:table-cell table:style-name="ce5" office:value-type="string" calcext:value-type="string">
            <text:p>Carbine: lower accuracy at long ranges, higher at medium and shorter ranges.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2" table:number-columns-repeated="3"/>
          <table:table-cell table:style-name="ce1"/>
          <table:table-cell table:number-columns-repeated="4"/>
        </table:table-row>
        <table:table-row table:style-name="ro9">
          <table:table-cell table:number-columns-repeated="3"/>
          <table:table-cell table:style-name="ce2" office:value-type="string" calcext:value-type="string">
            <text:p>BUGS: Return Fire. Still fires after hunkering down and when hunkering down. Does this because of event order.</text:p>
          </table:table-cell>
          <table:table-cell table:style-name="ce2"/>
          <table:table-cell table:style-name="ce2" office:value-type="string" calcext:value-type="string">
            <text:p>GTS tactic: if the unit is hit, gains an extra move next turn.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>
            <text:p>TODO: WeaponUpgradeMissDamage on shots?</text:p>
          </table:table-cell>
          <table:table-cell table:style-name="ce2" table:number-columns-repeated="2"/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2" table:number-columns-repeated="3"/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ce7" office:value-type="string" calcext:value-type="string">
            <text:p>Possible skills</text:p>
          </table:table-cell>
          <table:table-cell table:style-name="ce7"/>
          <table:table-cell table:style-name="ce7" office:value-type="string" calcext:value-type="string">
            <text:p>Possible skills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4"/>
          <table:table-cell table:style-name="ce2" office:value-type="string" calcext:value-type="string">
            <text:p>Situational Awareness (if triggers an enemy spawn, is granted a free immediate reaction fire)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Sneak Shot (Fires a shot without revealing the operator)</text:p>
          </table:table-cell>
          <table:table-cell table:style-name="ce2"/>
          <table:table-cell table:style-name="ce2" office:value-type="string" calcext:value-type="string">
            <text:p>Speculative Fire (fire at suspected enemy positions to reveal/trigger the enemy)</text:p>
          </table:table-cell>
          <table:table-cell table:style-name="ce1"/>
          <table:table-cell table:number-columns-repeated="4"/>
        </table:table-row>
        <table:table-row table:style-name="ro9">
          <table:table-cell/>
          <table:table-cell table:style-name="ce2" table:number-columns-repeated="2"/>
          <table:table-cell table:style-name="ce2" office:value-type="string" calcext:value-type="string">
            <text:p>Pinpoint accuracy (Fires a shot ignoring 50% of cover bonus at short to medium ranges)</text:p>
          </table:table-cell>
          <table:table-cell table:style-name="ce2"/>
          <table:table-cell table:style-name="ce2" office:value-type="string" calcext:value-type="string">
            <text:p>Fighting Spirit (gain extra move next turn if takes a hit)</text:p>
          </table:table-cell>
          <table:table-cell table:style-name="ce1"/>
          <table:table-cell table:number-columns-repeated="4"/>
        </table:table-row>
        <table:table-row table:style-name="ro9">
          <table:table-cell/>
          <table:table-cell table:style-name="ce2" table:number-columns-repeated="2"/>
          <table:table-cell table:style-name="ce2" office:value-type="string" calcext:value-type="string">
            <text:p>Mark Targets (All enemies in a small cone get marked for extra squad accuracy)</text:p>
          </table:table-cell>
          <table:table-cell table:style-name="ce2"/>
          <table:table-cell table:style-name="ce2" office:value-type="string" calcext:value-type="string">
            <text:p>Lone Wolf (gains ability to self heal without a medikit once per mission)</text:p>
          </table:table-cell>
          <table:table-cell table:style-name="ce1"/>
          <table:table-cell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Double Shot (fires twice at the same target)</text:p>
          </table:table-cell>
          <table:table-cell office:value-type="string" calcext:value-type="string">
            <text:p>Free reload</text:p>
          </table:table-cell>
          <table:table-cell office:value-type="string" calcext:value-type="string">
            <text:p>Relocation (gains ability to relocate after taking a shot, aka bonus move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office:value-type="string" calcext:value-type="string">
            <text:p>Return Fire (when enabled, returns fire, if hit immediately hunkers down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office:value-type="string" calcext:value-type="string">
            <text:p>Firing a standard shot at the beginning of the turn does not end the unit’s turn.</text:p>
          </table:table-cell>
          <table:table-cell/>
          <table:table-cell table:style-name="Default" table:number-columns-repeated="4"/>
        </table:table-row>
        <table:table-row table:style-name="ro1" table:number-rows-repeated="2">
          <table:table-cell table:style-name="Default"/>
          <table:table-cell table:style-name="ce3" table:number-columns-repeated="2"/>
          <table:table-cell table:number-columns-repeated="4"/>
          <table:table-cell table:style-name="Default" table:number-columns-repeated="4"/>
        </table:table-row>
        <table:table-row table:style-name="ro10">
          <table:table-cell table:style-name="Default"/>
          <table:table-cell table:style-name="ce3" table:number-columns-repeated="2"/>
          <table:table-cell office:value-type="string" calcext:value-type="string">
            <text:p>If target has low cover bonus (XlocalizedData.default.TargetLowCover, LOW_COVER_BONUS), add a modifier? To X2AbilityToHitCalc_StandardAim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XcomGameState_Ability GetShotBreakdown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X2AbilityToHitCalc___ GetHitChance</text:p>
          </table:table-cell>
          <table:table-cell table:number-columns-repeated="3"/>
          <table:table-cell table:style-name="Default" table:number-columns-repeated="4"/>
        </table:table-row>
        <table:table-row table:style-name="ro1" table:number-rows-repeated="4">
          <table:table-cell table:style-name="Default"/>
          <table:table-cell table:style-name="ce3" table:number-columns-repeated="2"/>
          <table:table-cell table:number-columns-repeated="4"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4"/>
          <table:table-cell table:style-name="Default" table:number-columns-repeated="4"/>
        </table:table-row>
      </table:table>
      <table:table table:name="Sheet3" table:style-name="ta1">
        <table:shapes>
          <draw:frame draw:z-index="0" draw:style-name="gr1" draw:text-style-name="P1" svg:width="168.36mm" svg:height="95.9mm" svg:x="289.88mm" svg:y="6.1mm">
            <loext:p draw:notify-on-update-of-ranges="Sheet3.C6:Sheet3.C6 Sheet3.C7:Sheet3.C36 Sheet3.D6:Sheet3.D6 Sheet3.D7:Sheet3.D36 Sheet3.E6:Sheet3.E6 Sheet3.E7:Sheet3.E36 Sheet3.F6:Sheet3.F6 Sheet3.F7:Sheet3.F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6.68mm" svg:height="92.18mm" svg:x="291mm" svg:y="106.77mm">
            <loext:p draw:notify-on-update-of-ranges="Sheet3.I6:Sheet3.I6 Sheet3.I7:Sheet3.I36 Sheet3.J6:Sheet3.J6 Sheet3.J7:Sheet3.J36 Sheet3.K6:Sheet3.K6 Sheet3.K7:Sheet3.K36 Sheet3.F6:Sheet3.F6 Sheet3.F7:Sheet3.F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table:style-name="ce9" office:value-type="string" calcext:value-type="string">
            <text:p>Marksman</text:p>
          </table:table-cell>
          <table:table-cell table:number-columns-repeated="5"/>
          <table:table-cell table:style-name="ce9" office:value-type="string" calcext:value-type="string">
            <text:p>Carbin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Conventional</text:p>
          </table:table-cell>
          <table:table-cell table:style-name="ce9" office:value-type="string" calcext:value-type="string">
            <text:p>Magnetic</text:p>
          </table:table-cell>
          <table:table-cell table:style-name="ce9" office:value-type="string" calcext:value-type="string">
            <text:p>Beam</text:p>
          </table:table-cell>
          <table:table-cell office:value-type="string" calcext:value-type="string">
            <text:p>Standard medium range (standard rifles)</text:p>
          </table:table-cell>
          <table:table-cell table:number-columns-repeated="2"/>
          <table:table-cell table:style-name="ce9" office:value-type="string" calcext:value-type="string">
            <text:p>Conventional</text:p>
          </table:table-cell>
          <table:table-cell table:style-name="ce9" office:value-type="string" calcext:value-type="string">
            <text:p>Magnetic</text:p>
          </table:table-cell>
          <table:table-cell table:style-name="ce9" office:value-type="string" calcext:value-type="string">
            <text:p>Beam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-16" calcext:value-type="float">
            <text:p>-16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float" office:value="-7" calcext:value-type="float">
            <text:p>-7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-3" calcext:value-type="float">
            <text:p>-3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-4" calcext:value-type="float">
            <text:p>-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-5" calcext:value-type="float">
            <text:p>-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/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/>
          <table:table-cell office:value-type="float" office:value="-4" calcext:value-type="float">
            <text:p>-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/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/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table:number-columns-repeated="2" office:value-type="float" office:value="-10" calcext:value-type="float">
            <text:p>-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.00.0000</text:date>, <text:time style:data-style-name="N2" text:time-value="18:55:44.3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16:43.185000000</meta:creation-date>
    <dc:date>2016-07-22T19:25:03.245000000</dc:date>
    <meta:editing-duration>P1DT16H35M34S</meta:editing-duration>
    <meta:editing-cycles>27</meta:editing-cycles>
    <meta:generator>LibreOffice/5.1.3.2$Windows_x86 LibreOffice_project/644e4637d1d8544fd9f56425bd6cec110e49301b</meta:generator>
    <meta:document-statistic meta:table-count="3" meta:cell-count="3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Roboto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837cm" svg:height="9.591cm" xlink:href=".." xlink:type="simple" chart:class="chart:line" chart:style-name="ch1">
        <chart:title svg:x="5.08cm" svg:y="0.327cm" chart:style-name="ch2">
          <text:p>Marksman Rifle, accuracy profile</text:p>
        </chart:title>
        <chart:legend chart:legend-position="bottom" svg:x="3.262cm" svg:y="8.31cm" style:legend-expansion="wide" chart:style-name="ch3"/>
        <chart:plot-area chart:style-name="ch4" table:cell-range-address="Sheet3.C6:Sheet3.F36" chart:data-source-has-labels="row" svg:x="1.347cm" svg:y="1.323cm" svg:width="15.154cm" svg:height="5.815cm">
          <chartooo:coordinate-region svg:x="2.074cm" svg:y="1.522cm" svg:width="14.24cm" svg:height="5.417cm"/>
          <chart:axis chart:dimension="x" chart:name="primary-x" chart:style-name="ch5">
            <chart:title svg:x="7.927cm" svg:y="7.329cm" chart:style-name="ch6">
              <text:p>Range (tiles)</text:p>
            </chart:title>
          </chart:axis>
          <chart:axis chart:dimension="y" chart:name="primary-y" chart:style-name="ch5">
            <chart:title svg:x="0cm" svg:y="4.361cm" chart:style-name="ch7">
              <text:p>Accuracy</text:p>
            </chart:title>
            <chart:grid chart:style-name="ch8" chart:class="major"/>
          </chart:axis>
          <chart:series chart:style-name="ch9" chart:values-cell-range-address="Sheet3.C7:Sheet3.C36" chart:label-cell-address="Sheet3.C6:Sheet3.C6" chart:class="chart:line">
            <chart:data-point chart:repeated="30"/>
          </chart:series>
          <chart:series chart:style-name="ch10" chart:values-cell-range-address="Sheet3.D7:Sheet3.D36" chart:label-cell-address="Sheet3.D6:Sheet3.D6" chart:class="chart:line">
            <chart:data-point chart:repeated="30"/>
          </chart:series>
          <chart:series chart:style-name="ch11" chart:values-cell-range-address="Sheet3.E7:Sheet3.E36" chart:label-cell-address="Sheet3.E6:Sheet3.E6" chart:class="chart:line">
            <chart:data-point chart:repeated="30"/>
          </chart:series>
          <chart:series chart:style-name="ch12" chart:values-cell-range-address="Sheet3.F7:Sheet3.F36" chart:label-cell-address="Sheet3.F6:Sheet3.F6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ventional</text:p>
                <draw:g>
                  <svg:desc>Sheet3.C6:Sheet3.C6</svg:desc>
                </draw:g>
              </table:table-cell>
              <table:table-cell office:value-type="string">
                <text:p>Magnetic</text:p>
                <draw:g>
                  <svg:desc>Sheet3.D6:Sheet3.D6</svg:desc>
                </draw:g>
              </table:table-cell>
              <table:table-cell office:value-type="string">
                <text:p>Beam</text:p>
                <draw:g>
                  <svg:desc>Sheet3.E6:Sheet3.E6</svg:desc>
                </draw:g>
              </table:table-cell>
              <table:table-cell office:value-type="string">
                <text:p>Standard medium range (standard rifles)</text:p>
                <draw:g>
                  <svg:desc>Sheet3.F6:Sheet3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7:Sheet3.C36</svg:desc>
                </draw:g>
              </table:table-cell>
              <table:table-cell office:value-type="float" office:value="0">
                <text:p>0</text:p>
                <draw:g>
                  <svg:desc>Sheet3.D7:Sheet3.D36</svg:desc>
                </draw:g>
              </table:table-cell>
              <table:table-cell office:value-type="float" office:value="0">
                <text:p>0</text:p>
                <draw:g>
                  <svg:desc>Sheet3.E7:Sheet3.E36</svg:desc>
                </draw:g>
              </table:table-cell>
              <table:table-cell office:value-type="float" office:value="0">
                <text:p>0</text:p>
                <draw:g>
                  <svg:desc>Sheet3.F7:Sheet3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6">
                <text:p>-16</text:p>
              </table:table-cell>
              <table:table-cell office:value-type="float" office:value="-14">
                <text:p>-14</text:p>
              </table:table-cell>
              <table:table-cell office:value-type="float" office:value="-13">
                <text:p>-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Roboto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666666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669cm" svg:height="9.219cm" xlink:href=".." xlink:type="simple" chart:class="chart:line" chart:column-mapping="1 2 3 0" chart:style-name="ch1">
        <chart:title svg:x="5.79cm" svg:y="0.32cm" chart:style-name="ch2">
          <text:p>Carbine, accuracy profile</text:p>
        </chart:title>
        <chart:legend chart:legend-position="bottom" svg:x="3.178cm" svg:y="7.938cm" style:legend-expansion="wide" chart:style-name="ch3"/>
        <chart:plot-area chart:style-name="ch4" table:cell-range-address="Sheet3.I6:Sheet3.K36 Sheet3.F6:Sheet3.F36" chart:data-source-has-labels="row" svg:x="1.344cm" svg:y="1.309cm" svg:width="14.992cm" svg:height="5.464cm">
          <chartooo:coordinate-region svg:x="2.071cm" svg:y="1.508cm" svg:width="14.078cm" svg:height="5.066cm"/>
          <chart:axis chart:dimension="x" chart:name="primary-x" chart:style-name="ch5">
            <chart:title svg:x="7.843cm" svg:y="6.957cm" chart:style-name="ch6">
              <text:p>Range (tiles)</text:p>
            </chart:title>
          </chart:axis>
          <chart:axis chart:dimension="y" chart:name="primary-y" chart:style-name="ch7">
            <chart:title svg:x="0cm" svg:y="4.584cm" chart:style-name="ch8">
              <text:p>Accuracy</text:p>
            </chart:title>
            <chart:grid chart:style-name="ch9" chart:class="major"/>
          </chart:axis>
          <chart:series chart:style-name="ch10" chart:values-cell-range-address="Sheet3.I7:Sheet3.I36" chart:label-cell-address="Sheet3.I6:Sheet3.I6" chart:class="chart:line">
            <chart:data-point chart:repeated="30"/>
          </chart:series>
          <chart:series chart:style-name="ch11" chart:values-cell-range-address="Sheet3.J7:Sheet3.J36" chart:label-cell-address="Sheet3.J6:Sheet3.J6" chart:class="chart:line">
            <chart:data-point chart:repeated="30"/>
          </chart:series>
          <chart:series chart:style-name="ch12" chart:values-cell-range-address="Sheet3.K7:Sheet3.K36" chart:label-cell-address="Sheet3.K6:Sheet3.K6" chart:class="chart:line">
            <chart:data-point chart:repeated="30"/>
          </chart:series>
          <chart:series chart:style-name="ch13" chart:values-cell-range-address="Sheet3.F7:Sheet3.F36" chart:label-cell-address="Sheet3.F6:Sheet3.F6" chart:class="chart:line">
            <chart:data-point chart:repeated="3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ventional</text:p>
                <draw:g>
                  <svg:desc>Sheet3.I6:Sheet3.I6</svg:desc>
                </draw:g>
              </table:table-cell>
              <table:table-cell office:value-type="string">
                <text:p>Magnetic</text:p>
                <draw:g>
                  <svg:desc>Sheet3.J6:Sheet3.J6</svg:desc>
                </draw:g>
              </table:table-cell>
              <table:table-cell office:value-type="string">
                <text:p>Beam</text:p>
                <draw:g>
                  <svg:desc>Sheet3.K6:Sheet3.K6</svg:desc>
                </draw:g>
              </table:table-cell>
              <table:table-cell office:value-type="string">
                <text:p>Standard medium range (standard rifles)</text:p>
                <draw:g>
                  <svg:desc>Sheet3.F6:Sheet3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I7:Sheet3.I36</svg:desc>
                </draw:g>
              </table:table-cell>
              <table:table-cell office:value-type="float" office:value="0">
                <text:p>0</text:p>
                <draw:g>
                  <svg:desc>Sheet3.J7:Sheet3.J36</svg:desc>
                </draw:g>
              </table:table-cell>
              <table:table-cell office:value-type="float" office:value="0">
                <text:p>0</text:p>
                <draw:g>
                  <svg:desc>Sheet3.K7:Sheet3.K36</svg:desc>
                </draw:g>
              </table:table-cell>
              <table:table-cell office:value-type="float" office:value="0">
                <text:p>0</text:p>
                <draw:g>
                  <svg:desc>Sheet3.F7:Sheet3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